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bf44"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0.512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897cm"/>
    </style:style>
    <style:style style:name="gr6" style:family="graphic" style:parent-style-name="standard">
      <style:graphic-properties draw:fill-color="#faa61a" draw:textarea-horizontal-align="justify" draw:textarea-vertical-align="middle" draw:auto-grow-height="false" fo:min-height="0.199cm" fo:min-width="0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aa61a" draw:textarea-horizontal-align="justify" draw:textarea-vertical-align="middle" draw:auto-grow-height="false" fo:min-height="1.216cm" fo:min-width="3.818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1.724cm" fo:min-width="2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gr12" style:family="graphic" style:parent-style-name="standard">
      <style:graphic-properties draw:fill-color="#faa61a" draw:textarea-horizontal-align="justify" draw:textarea-vertical-align="middle" draw:auto-grow-height="false" fo:min-height="0.512cm" fo:min-width="0.2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7cm"/>
    </style:style>
    <style:style style:name="gr14" style:family="graphic" style:parent-style-name="standard">
      <style:graphic-properties draw:fill-color="#72bf44" draw:textarea-horizontal-align="justify" draw:textarea-vertical-align="middle" draw:auto-grow-height="false" fo:min-height="0.379cm" fo:min-width="0.129cm"/>
    </style:style>
    <style:style style:name="gr15" style:family="graphic" style:parent-style-name="standard">
      <style:graphic-properties draw:fill-color="#72bf44" draw:textarea-horizontal-align="justify" draw:textarea-vertical-align="middle" draw:auto-grow-height="false" fo:min-height="0.1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02cm" fo:min-width="2.386cm"/>
    </style:style>
    <style:style style:name="P1" style:family="paragraph">
      <style:paragraph-properties fo:text-align="center"/>
    </style:style>
    <style:style style:name="P2" style:family="paragraph">
      <loext:graphic-properties draw:fill-color="#72bf4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aa61a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97cm" svg:height="1.397cm" svg:x="2.745cm" svg:y="5.037cm">
          <text:p text:style-name="P1">Loo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438cm" svg:y1="3.275cm" svg:x2="3.444cm" svg:y2="5.037cm" draw:end-shape="id1" draw:end-glue-point="4" svg:d="M3438 3275l6 1762" svg:viewBox="0 0 7 1763">
          <text:p/>
        </draw:connector>
        <draw:custom-shape draw:style-name="gr3" draw:text-style-name="P1" xml:id="id2" draw:id="id2" draw:layer="layout" svg:width="1.397cm" svg:height="1.397cm" svg:x="2.745cm" svg:y="13.15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2.54cm" svg:height="1.524cm" svg:x="2.21cm" svg:y="15.468cm">
          <text:p text:style-name="P1">&lt;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3.444cm" svg:y1="14.547cm" svg:x2="3.48cm" svg:y2="15.468cm" draw:start-shape="id2" draw:start-glue-point="8" draw:end-shape="id3" draw:end-glue-point="4" svg:d="M3444 14547l36 921" svg:viewBox="0 0 37 922">
          <text:p/>
        </draw:connector>
        <draw:connector draw:style-name="gr2" draw:text-style-name="P3" draw:layer="layout" draw:line-skew="0cm -0.233cm" svg:x1="3.48cm" svg:y1="16.992cm" svg:x2="0.284cm" svg:y2="5.75cm" draw:start-shape="id3" draw:start-glue-point="6" draw:end-shape="id4" draw:end-glue-point="6" svg:d="M3480 16992v502h-3931v-11744h735" svg:viewBox="0 0 3932 11745">
          <text:p/>
        </draw:connector>
        <draw:connector draw:style-name="gr2" draw:text-style-name="P3" draw:layer="layout" svg:x1="1.681cm" svg:y1="5.75cm" svg:x2="2.745cm" svg:y2="5.735cm" draw:start-shape="id4" draw:start-glue-point="10" draw:end-shape="id1" draw:end-glue-point="3" svg:d="M1681 5750h532v-15h532" svg:viewBox="0 0 1065 16">
          <text:p/>
        </draw:connector>
        <draw:connector draw:style-name="gr2" draw:text-style-name="P3" draw:layer="layout" draw:line-skew="0cm 0.012cm" svg:x1="3.48cm" svg:y1="16.992cm" svg:x2="4.142cm" svg:y2="5.736cm" draw:start-shape="id3" draw:start-glue-point="6" draw:end-shape="id1" draw:end-glue-point="10" svg:d="M3480 16992v502h1784v-11758h-1122" svg:viewBox="0 0 1785 11759">
          <text:p/>
        </draw:connector>
        <draw:custom-shape draw:style-name="gr1" draw:text-style-name="P2" xml:id="id6" draw:id="id6" draw:layer="layout" svg:width="1.397cm" svg:height="1.397cm" svg:x="14.292cm" svg:y="14.55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879cm" svg:y1="11.16cm" svg:x2="14.991cm" svg:y2="14.55cm" draw:start-shape="id5" draw:start-glue-point="1" draw:end-shape="id6" draw:end-glue-point="4" svg:d="M9879 11160h5112v3390" svg:viewBox="0 0 5113 3391">
          <text:p/>
        </draw:connector>
        <draw:custom-shape draw:style-name="gr4" draw:text-style-name="P2" xml:id="id15" draw:id="id15" draw:layer="layout" svg:width="2.54cm" svg:height="1.524cm" svg:x="13.7cm" svg:y="24.101cm">
          <text:p text:style-name="P1">!=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1.397cm" svg:height="1.397cm" svg:x="0.284cm" svg:y="5.051cm">
          <text:p text:style-name="P1">S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1.397cm" svg:height="1.397cm" svg:x="5.14cm" svg:y="24.207cm">
          <text:p text:style-name="P1">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2.745cm" svg:y1="13.849cm" svg:x2="0.983cm" svg:y2="6.448cm" draw:start-shape="id2" draw:start-glue-point="6" draw:end-shape="id4" draw:end-glue-point="8" svg:d="M2745 13849h-1762v-7401" svg:viewBox="0 0 1763 7402">
          <text:p/>
        </draw:connector>
        <draw:connector draw:style-name="gr2" draw:text-style-name="P3" draw:layer="layout" svg:x1="3.444cm" svg:y1="6.434cm" svg:x2="3.443cm" svg:y2="13.15cm" draw:start-shape="id1" draw:start-glue-point="8" draw:end-shape="id2" svg:d="M3444 6434v3358h-1v3358" svg:viewBox="0 0 2 6717">
          <text:p/>
        </draw:connector>
        <draw:connector draw:style-name="gr2" draw:text-style-name="P3" draw:layer="layout" svg:x1="0.983cm" svg:y1="5.051cm" svg:x2="0.993cm" svg:y2="4.094cm" draw:start-shape="id4" draw:start-glue-point="4" svg:d="M983 5051v-729h10v-228" svg:viewBox="0 0 11 958">
          <text:p/>
        </draw:connector>
        <draw:custom-shape draw:style-name="gr5" draw:text-style-name="P1" xml:id="id7" draw:id="id7" draw:layer="layout" svg:width="1.397cm" svg:height="1.397cm" svg:x="12.155cm" svg:y="12.209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397cm" svg:height="1.397cm" svg:x="12.174cm" svg:y="14.538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2.853cm" svg:y1="13.606cm" svg:x2="12.873cm" svg:y2="14.538cm" draw:start-shape="id7" draw:start-glue-point="2" draw:end-shape="id8" draw:end-glue-point="4" svg:d="M12853 13606v465h20v467" svg:viewBox="0 0 21 933">
          <text:p/>
        </draw:connector>
        <draw:connector draw:style-name="gr2" draw:text-style-name="P3" draw:layer="layout" svg:x1="12.873cm" svg:y1="15.935cm" svg:x2="12.875cm" svg:y2="16.735cm" draw:start-shape="id8" draw:start-glue-point="8" draw:end-shape="id9" draw:end-glue-point="4" svg:d="M12873 15935v400h2v400" svg:viewBox="0 0 3 801">
          <text:p/>
        </draw:connector>
        <draw:custom-shape draw:style-name="gr1" draw:text-style-name="P2" xml:id="id11" draw:id="id11" draw:layer="layout" svg:width="1.397cm" svg:height="1.397cm" svg:x="8.896cm" svg:y="19.515cm">
          <text:p text:style-name="P1">S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9.573cm" svg:y1="15.87cm" svg:x2="12.378cm" svg:y2="14.742cm" draw:start-shape="id10" draw:start-glue-point="4" draw:end-shape="id8" draw:end-glue-point="5" svg:d="M9573 15870v-1128h2805" svg:viewBox="0 0 2806 1129">
          <text:p/>
        </draw:connector>
        <draw:connector draw:style-name="gr2" draw:text-style-name="P3" draw:layer="layout" svg:x1="9.595cm" svg:y1="19.515cm" svg:x2="9.573cm" svg:y2="17.267cm" draw:start-shape="id11" draw:start-glue-point="4" draw:end-shape="id10" draw:end-glue-point="8" svg:d="M9595 19515v-1124h-22v-1124" svg:viewBox="0 0 23 2249">
          <text:p/>
        </draw:connector>
        <draw:custom-shape draw:style-name="gr1" draw:text-style-name="P2" xml:id="id14" draw:id="id14" draw:layer="layout" svg:width="1.397cm" svg:height="1.397cm" svg:x="19.756cm" svg:y="22cm">
          <text:p text:style-name="P1">S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397cm" svg:height="1.397cm" svg:x="16.214cm" svg:y="19.767cm">
          <text:p text:style-name="P1">-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397cm" svg:height="1.397cm" svg:x="16.219cm" svg:y="22.024cm"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913cm" svg:y1="21.164cm" svg:x2="16.918cm" svg:y2="22.024cm" draw:start-shape="id12" draw:start-glue-point="8" draw:end-shape="id13" draw:end-glue-point="4" svg:d="M16913 21164l5 860" svg:viewBox="0 0 6 861">
          <text:p/>
        </draw:connector>
        <draw:connector draw:style-name="gr2" draw:text-style-name="P3" draw:layer="layout" svg:x1="17.616cm" svg:y1="22.723cm" svg:x2="19.756cm" svg:y2="22.699cm" draw:start-shape="id13" draw:start-glue-point="10" draw:end-shape="id14" draw:end-glue-point="6" svg:d="M17616 22723h1070v-24h1070" svg:viewBox="0 0 2141 25">
          <text:p/>
        </draw:connector>
        <draw:connector draw:style-name="gr2" draw:text-style-name="P3" draw:layer="layout" svg:x1="14.97cm" svg:y1="25.625cm" svg:x2="20.455cm" svg:y2="23.397cm" draw:start-shape="id15" draw:start-glue-point="6" draw:end-shape="id14" draw:end-glue-point="8" svg:d="M14970 25625v502h5485v-2730" svg:viewBox="0 0 5486 2731">
          <text:p/>
        </draw:connector>
        <draw:connector draw:style-name="gr2" draw:text-style-name="P3" draw:layer="layout" svg:x1="20.455cm" svg:y1="22cm" svg:x2="15.485cm" svg:y2="14.754cm" draw:start-shape="id14" draw:start-glue-point="4" draw:end-shape="id6" draw:end-glue-point="11" svg:d="M20455 22000v-7246h-4970" svg:viewBox="0 0 4971 7247">
          <text:p/>
        </draw:connector>
        <draw:connector draw:style-name="gr2" draw:text-style-name="P3" draw:layer="layout" draw:line-skew="0cm 2.038cm" svg:x1="14.97cm" svg:y1="25.625cm" svg:x2="15.689cm" svg:y2="15.249cm" draw:start-shape="id15" draw:start-glue-point="6" draw:end-shape="id6" draw:end-glue-point="10" svg:d="M14970 25625v502h3810v-10878h-3091" svg:viewBox="0 0 3811 10879">
          <text:p/>
        </draw:connector>
        <draw:connector draw:style-name="gr2" draw:text-style-name="P3" draw:layer="layout" svg:x1="21.153cm" svg:y1="22.699cm" svg:x2="22.542cm" svg:y2="22.721cm" draw:start-shape="id14" draw:start-glue-point="10" svg:d="M21153 22699h945v22h444" svg:viewBox="0 0 1390 23">
          <text:p/>
        </draw:connector>
        <draw:connector draw:style-name="gr2" draw:text-style-name="P3" draw:layer="layout" svg:x1="14.97cm" svg:y1="25.625cm" svg:x2="9.595cm" svg:y2="20.912cm" draw:start-shape="id15" draw:start-glue-point="6" draw:end-shape="id11" draw:end-glue-point="8" svg:d="M14970 25625v502h-5375v-5215" svg:viewBox="0 0 5376 5216">
          <text:p/>
        </draw:connector>
        <draw:connector draw:style-name="gr2" draw:text-style-name="P3" draw:layer="layout" draw:line-skew="0cm -0.38cm" svg:x1="14.97cm" svg:y1="25.625cm" svg:x2="12.174cm" svg:y2="15.237cm" draw:start-shape="id15" draw:start-glue-point="6" draw:end-shape="id8" draw:end-glue-point="6" svg:d="M14970 25625v502h-3678v-10890h882" svg:viewBox="0 0 3679 10891">
          <text:p/>
        </draw:connector>
        <draw:connector draw:style-name="gr2" draw:text-style-name="P3" draw:layer="layout" draw:line-skew="0.072cm" svg:x1="15.034cm" svg:y1="17.37cm" svg:x2="16.913cm" svg:y2="19.767cm" draw:start-shape="id16" draw:start-glue-point="8" draw:end-shape="id12" draw:end-glue-point="4" svg:d="M15034 17370v1270h1879v1127" svg:viewBox="0 0 1880 2398">
          <text:p/>
        </draw:connector>
        <draw:connector draw:style-name="gr2" draw:text-style-name="P3" draw:layer="layout" svg:x1="15.034cm" svg:y1="17.37cm" svg:x2="16.219cm" svg:y2="22.723cm" draw:start-shape="id16" draw:start-glue-point="8" draw:end-shape="id13" draw:end-glue-point="6" svg:d="M15034 17370v5353h1185" svg:viewBox="0 0 1186 5354">
          <text:p/>
        </draw:connector>
        <draw:connector draw:style-name="gr2" draw:text-style-name="P3" draw:layer="layout" svg:x1="9.879cm" svg:y1="11.16cm" svg:x2="12.853cm" svg:y2="12.209cm" draw:start-shape="id5" draw:start-glue-point="1" draw:end-shape="id7" draw:end-glue-point="0" svg:d="M9879 11160h2974v1049" svg:viewBox="0 0 2975 1050">
          <text:p/>
        </draw:connector>
        <draw:connector draw:style-name="gr2" draw:text-style-name="P3" draw:layer="layout" svg:x1="5.839cm" svg:y1="25.604cm" svg:x2="8.436cm" svg:y2="11.795cm" draw:start-shape="id17" draw:start-glue-point="8" draw:end-shape="id5" draw:end-glue-point="2" svg:d="M5839 25604v501h2597v-14310" svg:viewBox="0 0 2598 14311">
          <text:p/>
        </draw:connector>
        <draw:custom-shape draw:style-name="gr6" draw:text-style-name="P4" draw:layer="layout" svg:width="0.635cm" svg:height="0.635cm" svg:x="7.604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35cm" svg:height="0.635cm" svg:x="7.604cm" svg:y="15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35cm" svg:height="0.635cm" svg:x="2.653cm" svg:y="3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397cm" svg:height="1.397cm" svg:x="8.874cm" svg:y="15.87cm">
          <text:p text:style-name="P1">+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.326cm" svg:y="10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2.711cm" svg:y="11.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1.16cm" svg:y="25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4.943cm" svg:y="18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4.943cm" svg:y="22.5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18.653cm" svg:y="25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254cm" svg:height="0.254cm" svg:x="3.326cm" svg:y="17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35cm" svg:height="0.635cm" svg:x="7.60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35cm" svg:height="0.635cm" svg:x="7.604cm" svg:y="17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8" draw:id="id18" draw:layer="layout" svg:width="0.635cm" svg:height="0.635cm" svg:x="5.521cm" svg:y="20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9" draw:id="id19" draw:layer="layout" svg:width="0.635cm" svg:height="0.635cm" svg:x="7.145cm" svg:y="20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6" draw:id="id16" draw:layer="layout" svg:width="0.635cm" svg:height="0.635cm" svg:x="14.716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0.635cm" svg:height="0.635cm" svg:x="12.557cm" svg:y="1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2.875cm" svg:y1="17.37cm" svg:x2="10.293cm" svg:y2="20.214cm" draw:start-shape="id9" draw:start-glue-point="8" draw:end-shape="id11" draw:end-glue-point="10" svg:d="M12875 17370v2844h-2582" svg:viewBox="0 0 2583 2845">
          <text:p/>
        </draw:connector>
        <draw:connector draw:style-name="gr2" draw:text-style-name="P3" draw:layer="layout" draw:line-skew="2.603cm" svg:x1="15.034cm" svg:y1="17.37cm" svg:x2="14.97cm" svg:y2="24.101cm" draw:start-shape="id16" draw:start-glue-point="8" draw:end-shape="id15" draw:end-glue-point="4" svg:d="M15034 17370v5969h-64v762" svg:viewBox="0 0 65 6732">
          <text:p/>
        </draw:connector>
        <draw:connector draw:style-name="gr2" draw:text-style-name="P3" draw:layer="layout" svg:x1="14.991cm" svg:y1="15.947cm" svg:x2="15.034cm" svg:y2="16.735cm" draw:start-shape="id6" draw:start-glue-point="8" draw:end-shape="id16" draw:end-glue-point="4" svg:d="M14991 15947v394h43v394" svg:viewBox="0 0 44 789">
          <text:p/>
        </draw:connector>
        <draw:custom-shape draw:style-name="gr9" draw:text-style-name="P4" draw:layer="layout" svg:width="4.318cm" svg:height="1.466cm" svg:x="12.022cm" svg:y="16.75cm">
          <text:p text:style-name="P1">Tag</text:p>
          <text:p text:style-name="P1">Match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839cm" svg:y1="21.564cm" svg:x2="5.839cm" svg:y2="24.207cm" draw:start-shape="id18" draw:start-glue-point="8" draw:end-shape="id17" draw:end-glue-point="4" svg:d="M5839 21564v2643" svg:viewBox="0 0 1 2644">
          <text:p/>
        </draw:connector>
        <draw:connector draw:style-name="gr2" draw:text-style-name="P3" draw:layer="layout" svg:x1="7.463cm" svg:y1="21.564cm" svg:x2="6.537cm" svg:y2="24.906cm" draw:start-shape="id19" draw:start-glue-point="8" draw:end-shape="id17" draw:end-glue-point="10" svg:d="M7463 21564v3342h-926" svg:viewBox="0 0 927 3343">
          <text:p/>
        </draw:connector>
        <draw:custom-shape draw:style-name="gr10" draw:text-style-name="P4" draw:layer="layout" svg:width="2.921cm" svg:height="1.974cm" svg:x="5.186cm" svg:y="20.933cm">
          <text:p text:style-name="P1">Tag</text:p>
          <text:p text:style-name="P1">Matching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254cm" svg:height="0.254cm" svg:x="14.821cm" svg:y="25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635cm" svg:height="0.635cm" svg:x="12.679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635cm" svg:height="0.635cm" svg:x="13.541cm" svg:y="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4.024cm" svg:height="0.962cm" svg:x="14.584cm" svg:y="1.254cm">
          <draw:text-box>
            <text:p>Initial tokens</text:p>
          </draw:text-box>
        </draw:frame>
        <draw:custom-shape draw:style-name="gr12" draw:text-style-name="P4" draw:layer="layout" svg:width="0.727cm" svg:height="0.762cm" svg:x="13.441cm" svg:y="3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6.17cm" svg:height="1.673cm" svg:x="14.524cm" svg:y="2.697cm">
          <draw:text-box>
            <text:p>Tag assignment and<text:line-break/>matching unit</text:p>
          </draw:text-box>
        </draw:frame>
        <draw:custom-shape draw:style-name="gr14" draw:text-style-name="P2" draw:layer="layout" svg:width="0.889cm" svg:height="0.889cm" svg:x="12.141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89cm" svg:height="0.889cm" svg:x="13.365cm" svg:y="4.8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7" draw:layer="layout" svg:width="3.986cm" svg:height="0.962cm" svg:x="14.581cm" svg:y="4.772cm">
          <draw:text-box>
            <text:p>Loop control</text:p>
          </draw:text-box>
        </draw:frame>
        <draw:custom-shape draw:style-name="gr17" draw:text-style-name="P4" xml:id="id5" draw:id="id5" draw:layer="layout" svg:width="2.886cm" svg:height="1.27cm" svg:x="6.993cm" svg:y="10.525cm">
          <text:p text:style-name="P1">New T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444cm" svg:y1="6.434cm" svg:x2="6.993cm" svg:y2="11.16cm" draw:start-shape="id1" draw:start-glue-point="8" draw:end-shape="id5" draw:end-glue-point="3" svg:d="M3444 6434v4726h3549" svg:viewBox="0 0 3550 4727">
          <text:p/>
        </draw:connector>
        <draw:connector draw:style-name="gr2" draw:text-style-name="P3" draw:layer="layout" svg:x1="8.896cm" svg:y1="20.214cm" svg:x2="7.463cm" svg:y2="20.929cm" draw:start-shape="id11" draw:start-glue-point="6" draw:end-shape="id19" draw:end-glue-point="4" svg:d="M8896 20214h-1433v715" svg:viewBox="0 0 1434 716">
          <text:p/>
        </draw:connector>
        <draw:connector draw:style-name="gr2" draw:text-style-name="P3" draw:layer="layout" draw:line-skew="0.999cm -2.662cm" svg:x1="9.879cm" svg:y1="11.16cm" svg:x2="5.839cm" svg:y2="20.929cm" draw:start-shape="id5" draw:start-glue-point="1" draw:end-shape="id18" draw:end-glue-point="4" svg:d="M9879 11160h1500v2540h-5540v7229" svg:viewBox="0 0 5541 9770">
          <text:p/>
        </draw:connector>
        <draw:custom-shape draw:style-name="gr8" draw:text-style-name="P6" draw:layer="layout" svg:width="0.254cm" svg:height="0.254cm" svg:x="11.287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Windows_X86_64 LibreOffice_project/dc89aa7a9eabfd848af146d5086077aeed2ae4a5</meta:generator>
    <dc:date>2020-07-14T22:22:05.245000000</dc:date>
    <meta:editing-duration>PT6H28M25S</meta:editing-duration>
    <meta:editing-cycles>66</meta:editing-cycles>
    <meta:document-statistic meta:object-count="76"/>
  </office:meta>
</office:document-meta>
</file>